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df2d9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1f90df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1df2d9" style:font-size-asian="12pt" style:font-size-complex="12pt"/>
    </style:style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23114a" style:font-size-asian="12pt" style:font-size-complex="12pt"/>
    </style:style>
    <style:style style:name="P19" style:family="paragraph" style:parent-style-name="Table_20_Contents">
      <style:text-properties fo:font-weight="bold" officeooo:rsid="000f67fd" officeooo:paragraph-rsid="00241021" style:font-weight-asian="bold" style:font-weight-complex="bol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f2d9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f90df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officeooo:rsid="0023114a"/>
    </style:style>
    <style:style style:name="T2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06634768" text:id="ct1403194066347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34990832" text:id="ct1403194349908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6524608" text:id="ct1403194365246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06206752" text:id="ct1403194062067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78810640" text:id="ct14031937881064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81366528" text:id="ct1403193813665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06634768"/><text:change-start text:change-id="ct140319434990832"/>Adopt<text:change-end text:change-id="ct140319434990832"/>ed<text:change-start text:change-id="ct140319436524608"/> as a <text:change-end text:change-id="ct140319436524608"/>NMRA <text:change-start text:change-id="ct140319406206752"/>Standard<text:change-end text:change-id="ct140319406206752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378810640"/><text:change-start text:change-id="ct140319381366528"/>Version History<text:change-end text:change-id="ct1403193813665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4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9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<text:span text:style-name="T21">Minor grammatical corrections and </text:span><text:span text:style-name="T22">readability</text:span><text:span text:style-name="T21"> improvements </text:span><text:span text:style-name="T22">as well as the following specific changes: </text:span><text:span text:style-name="T21"><text:s/></text:span></text:p>
            <text:list xml:id="list2378110158592418605" text:style-name="L2">
              <text:list-item>
                <text:p text:style-name="P17"><text:span text:style-name="T21">Added "(Normative)" label to </text:span><text:span text:style-name="T23">4 Format</text:span><text:span text:style-name="T19"> </text:span><text:span text:style-name="T21">&amp; </text:span><text:span text:style-name="T23">5 Allocation</text:span><text:span text:style-name="T20"> </text:span><text:span text:style-name="T21">section titles </text:span></text:p>
              </text:list-item>
              <text:list-item>
                <text:p text:style-name="P18"><text:span text:style-name="T21">Added Row to</text:span><text:span text:style-name="T19"> </text:span><text:span text:style-name="T23">5.2 Well-Known Automatically-Routed</text:span><text:span text:style-name="T21"> table </text:span></text:p>
              </text:list-item>
              <text:list-item>
                <text:p text:style-name="P18"><text:span text:style-name="T21">Changes and additions to</text:span><text:span text:style-name="T19"> </text:span><text:span text:style-name="T23">5.3 Well-Known</text:span><text:span text:style-name="T19"> </text:span><text:span text:style-name="T21">t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1:32.122398060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0.4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1DT11H8M27S</meta:editing-duration>
    <meta:generator>LibreOffice/4.4.0.3$MacOSX_X86_64 LibreOffice_project/de093506bcdc5fafd9023ee680b8c60e3e0645d7</meta:generator>
    <dc:date>2016-02-27T16:21:32.021719000</dc:date>
    <meta:printed-by>Bob Jacobsen</meta:printed-by>
    <meta:print-date>2010-09-15T08:46:04</meta:print-date>
    <meta:document-statistic meta:table-count="2" meta:image-count="1" meta:object-count="0" meta:page-count="1" meta:paragraph-count="20" meta:word-count="126" meta:character-count="776" meta:non-whitespace-character-count="662"/>
  </office:meta>
</office:document-meta>
</file>